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00000040E933637DB30D364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" style:family="text">
      <style:text-properties style:text-position="-8% 58%" style:font-name="Liberation Sans" fo:font-size="15pt" style:font-name-asian="Liberation Sans1" style:font-size-asian="15pt" style:font-name-complex="Liberation Sans1" style:font-size-complex="15pt"/>
    </style:style>
    <style:style style:name="T4" style:family="text">
      <style:text-properties style:text-position="0% 100%" style:font-name="Liberation Sans" fo:font-size="15pt" style:font-name-asian="Liberation Sans1" style:font-size-asian="15pt" style:font-name-complex="Liberation Sans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526cm" svg:height="12.917cm" svg:x="5.474cm" svg:y="0.5cm">
          <draw:image xlink:href="Pictures/10000001000005300000040E933637DB30D3644F.png" xlink:type="simple" xlink:show="embed" xlink:actuate="onLoad" draw:mime-type="image/png">
            <text:p/>
          </draw:image>
        </draw:frame>
        <draw:frame draw:style-name="gr2" draw:text-style-name="P2" draw:layer="layout" svg:width="6.5cm" svg:height="0.962cm" svg:x="11.6cm" svg:y="13.317cm">
          <draw:text-box>
            <text:p><text:span text:style-name="T1">Opening Angle </text:span><text:span text:style-name="T2">θ</text:span><text:span text:style-name="T3">p2p</text:span><text:span text:style-name="T4">[°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9T19:32:15.248712654</meta:creation-date>
    <dc:date>2025-03-29T19:35:29.598039539</dc:date>
    <meta:editing-duration>PT3M16S</meta:editing-duration>
    <meta:editing-cycles>1</meta:editing-cycles>
    <meta:document-statistic meta:object-count="25"/>
    <meta:generator>LibreOffice/7.3.7.2$Linux_X86_64 LibreOffice_project/30$Build-2</meta:generator>
  </office:meta>
</office:document-meta>
</file>